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1</text:p>
          </table:table-cell>
          <table:table-cell table:style-name="ACE-3" table:formula="of:=ROUND([.R2]+[.S2]/60;3)" office:value-type="float" office:value="76.917000000000002">
            <text:p>76.917</text:p>
          </table:table-cell>
          <table:table-cell table:style-name="ACE-3" table:formula="of:=ROUND(-([.T2]+[.U2]/60);3)" office:value-type="float" office:value="-20.117000000000001">
            <text:p>−20.117</text:p>
          </table:table-cell>
          <table:table-cell table:style-name="ACE-6" table:formula="of:=7640+550" office:value-type="float" office:value="8190">
            <text:p>8190</text:p>
          </table:table-cell>
          <table:table-cell table:style-name="ACE-6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.5">
            <text:p>4.5</text:p>
          </table:table-cell>
          <table:table-cell table:style-name="ACE-8" table:formula="of:=IF(ABS([.M2])&gt;50;10;IF([.M2]&lt;5;1;[.M2]*0.20000000000000001))" office:value-type="float" office:value="1">
            <text:p>1.0</text:p>
          </table:table-cell>
          <table:table-cell table:style-name="ACE-8" table:formula="of:=IF(ABS([.M2])&gt;50;10;IF([.M2]&lt;5;1;[.M2]*0.20000000000000001))" office:value-type="float" office:value="1">
            <text:p>1.0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7">
            <text:p>7</text:p>
          </table:table-cell>
          <table:table-cell table:number-columns-repeated="3" table:style-name="ACE-3"/>
          <table:table-cell table:number-columns-repeated="2" table:style-name="ACE-8"/>
          <table:table-cell table:style-name="ACE-7" table:formula="of:=(EXP([.W2]/-8033))*0.97499999999999998^2/(1+[.Y2]/1000)^2" office:value-type="float" office:value="0.95062499999999994">
            <text:p>0.9506</text:p>
          </table:table-cell>
          <table:table-cell table:style-name="ACE-5" table:formula="of:=ROUND(-8033*LN([.AA2]);0)" office:value-type="float" office:value="407">
            <text:p>407</text:p>
          </table:table-cell>
          <table:table-cell table:style-name="ACE-5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2</text:p>
          </table:table-cell>
          <table:table-cell table:style-name="ACE-3" table:formula="of:=ROUND([.R3]+[.S3]/60;3)" office:value-type="float" office:value="76.917000000000002">
            <text:p>76.917</text:p>
          </table:table-cell>
          <table:table-cell table:style-name="ACE-3" table:formula="of:=ROUND(-([.T3]+[.U3]/60);3)" office:value-type="float" office:value="-20.117000000000001">
            <text:p>−20.117</text:p>
          </table:table-cell>
          <table:table-cell table:style-name="ACE-6" table:formula="of:=5195+550" office:value-type="float" office:value="5745">
            <text:p>574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8" table:formula="of:=IF(ABS([.M3])&gt;50;10;IF([.M3]&lt;5;1;[.M3]*0.20000000000000001))" office:value-type="float" office:value="1.7000000000000002">
            <text:p>1.7</text:p>
          </table:table-cell>
          <table:table-cell table:style-name="ACE-8" table:formula="of:=IF(ABS([.M3])&gt;50;10;IF([.M3]&lt;5;1;[.M3]*0.20000000000000001))" office:value-type="float" office:value="1.7000000000000002">
            <text:p>1.7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7">
            <text:p>7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Ua-123</text:p>
          </table:table-cell>
          <table:table-cell table:style-name="ACE-3" table:formula="of:=ROUND([.R4]+[.S4]/60;3)" office:value-type="float" office:value="76.933000000000007">
            <text:p>76.933</text:p>
          </table:table-cell>
          <table:table-cell table:style-name="ACE-3" table:formula="of:=ROUND(-([.T4]+[.U4]/60);3)" office:value-type="float" office:value="-20.25">
            <text:p>−20.25</text:p>
          </table:table-cell>
          <table:table-cell table:style-name="ACE-6" table:formula="of:=8135+550" office:value-type="float" office:value="8685">
            <text:p>868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Nuculana pernul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8" table:formula="of:=IF(ABS([.M4])&gt;50;10;IF([.M4]&lt;5;1;[.M4]*0.20000000000000001))" office:value-type="float" office:value="5.4000000000000004">
            <text:p>5.4</text:p>
          </table:table-cell>
          <table:table-cell table:style-name="ACE-8" table:formula="of:=IF(ABS([.M4])&gt;50;10;IF([.M4]&lt;5;1;[.M4]*0.20000000000000001))" office:value-type="float" office:value="5.4000000000000004">
            <text:p>5.4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5">
            <text:p>1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Ua-124</text:p>
          </table:table-cell>
          <table:table-cell table:style-name="ACE-3" table:formula="of:=ROUND([.R5]+[.S5]/60;3)" office:value-type="float" office:value="76.933000000000007">
            <text:p>76.933</text:p>
          </table:table-cell>
          <table:table-cell table:style-name="ACE-3" table:formula="of:=ROUND(-([.T5]+[.U5]/60);3)" office:value-type="float" office:value="-20.25">
            <text:p>−20.25</text:p>
          </table:table-cell>
          <table:table-cell table:style-name="ACE-6" table:formula="of:=8495+550" office:value-type="float" office:value="9045">
            <text:p>9045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Nuculana pernul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8" table:formula="of:=IF(ABS([.M5])&gt;50;10;IF([.M5]&lt;5;1;[.M5]*0.20000000000000001))" office:value-type="float" office:value="5.4000000000000004">
            <text:p>5.4</text:p>
          </table:table-cell>
          <table:table-cell table:style-name="ACE-8" table:formula="of:=IF(ABS([.M5])&gt;50;10;IF([.M5]&lt;5;1;[.M5]*0.20000000000000001))" office:value-type="float" office:value="5.4000000000000004">
            <text:p>5.4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5">
            <text:p>1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2759</text:p>
          </table:table-cell>
          <table:table-cell table:style-name="ACE-3" table:formula="of:=ROUND([.R6]+[.S6]/60;3)" office:value-type="float" office:value="76.900000000000006">
            <text:p>76.9</text:p>
          </table:table-cell>
          <table:table-cell table:style-name="ACE-3" table:formula="of:=ROUND(-([.T6]+[.U6]/60);3)" office:value-type="float" office:value="-20.167000000000002">
            <text:p>−20.167</text:p>
          </table:table-cell>
          <table:table-cell table:style-name="ACE-6" table:formula="of:=7440+550" office:value-type="float" office:value="7990">
            <text:p>799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.59999999999999998">
            <text:p>0.6</text:p>
          </table:table-cell>
          <table:table-cell table:style-name="ACE-8" table:formula="of:=IF(ABS([.M6])&gt;50;10;IF([.M6]&lt;5;1;[.M6]*0.20000000000000001))" office:value-type="float" office:value="1">
            <text:p>1.0</text:p>
          </table:table-cell>
          <table:table-cell table:style-name="ACE-8" table:formula="of:=IF(ABS([.M6])&gt;50;10;IF([.M6]&lt;5;1;[.M6]*0.20000000000000001))" office:value-type="float" office:value="1">
            <text:p>1.0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3</text:p>
          </table:table-cell>
          <table:table-cell table:style-name="ACE-3" table:formula="of:=ROUND([.R7]+[.S7]/60;3)" office:value-type="float" office:value="76.900000000000006">
            <text:p>76.9</text:p>
          </table:table-cell>
          <table:table-cell table:style-name="ACE-3" table:formula="of:=ROUND(-([.T7]+[.U7]/60);3)" office:value-type="float" office:value="-20.167000000000002">
            <text:p>−20.167</text:p>
          </table:table-cell>
          <table:table-cell table:style-name="ACE-6" table:formula="of:=6180+550" office:value-type="float" office:value="6730">
            <text:p>67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.5">
            <text:p>5.5</text:p>
          </table:table-cell>
          <table:table-cell table:style-name="ACE-8" table:formula="of:=IF(ABS([.M7])&gt;50;10;IF([.M7]&lt;5;1;[.M7]*0.20000000000000001))" office:value-type="float" office:value="1.1000000000000001">
            <text:p>1.1</text:p>
          </table:table-cell>
          <table:table-cell table:style-name="ACE-8" table:formula="of:=IF(ABS([.M7])&gt;50;10;IF([.M7]&lt;5;1;[.M7]*0.20000000000000001))" office:value-type="float" office:value="1.1000000000000001">
            <text:p>1.1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4_1</text:p>
          </table:table-cell>
          <table:table-cell table:style-name="ACE-3" table:formula="of:=ROUND([.R8]+[.S8]/60;3)" office:value-type="float" office:value="76.900000000000006">
            <text:p>76.9</text:p>
          </table:table-cell>
          <table:table-cell table:style-name="ACE-3" table:formula="of:=ROUND(-([.T8]+[.U8]/60);3)" office:value-type="float" office:value="-20.167000000000002">
            <text:p>−20.167</text:p>
          </table:table-cell>
          <table:table-cell table:style-name="ACE-3" table:formula="of:=5270+550" office:value-type="float" office:value="5820">
            <text:p>582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.7999999999999998">
            <text:p>4.8</text:p>
          </table:table-cell>
          <table:table-cell table:style-name="ACE-8" table:formula="of:=IF(ABS([.M8])&gt;50;10;IF([.M8]&lt;5;1;[.M8]*0.20000000000000001))" office:value-type="float" office:value="1">
            <text:p>1.0</text:p>
          </table:table-cell>
          <table:table-cell table:style-name="ACE-8" table:formula="of:=IF(ABS([.M8])&gt;50;10;IF([.M8]&lt;5;1;[.M8]*0.20000000000000001))" office:value-type="float" office:value="1">
            <text:p>1.0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4_2</text:p>
          </table:table-cell>
          <table:table-cell table:style-name="ACE-3" table:formula="of:=ROUND([.R9]+[.S9]/60;3)" office:value-type="float" office:value="77.832999999999998">
            <text:p>77.833</text:p>
          </table:table-cell>
          <table:table-cell table:style-name="ACE-3" table:formula="of:=ROUND(-([.T9]+[.U9]/60);3)" office:value-type="float" office:value="-17.632999999999999">
            <text:p>−17.633</text:p>
          </table:table-cell>
          <table:table-cell table:style-name="ACE-3" table:formula="of:=8655+550" office:value-type="float" office:value="9205">
            <text:p>920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7">
            <text:p>47</text:p>
          </table:table-cell>
          <table:table-cell table:style-name="ACE-8" table:formula="of:=IF(ABS([.M9])&gt;50;10;IF([.M9]&lt;5;1;[.M9]*0.20000000000000001))" office:value-type="float" office:value="9.4000000000000004">
            <text:p>9.4</text:p>
          </table:table-cell>
          <table:table-cell table:style-name="ACE-8" table:formula="of:=IF(ABS([.M9])&gt;50;10;IF([.M9]&lt;5;1;[.M9]*0.20000000000000001))" office:value-type="float" office:value="9.4000000000000004">
            <text:p>9.4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7</text:p>
          </table:table-cell>
          <table:table-cell table:style-name="ACE-3" table:formula="of:=ROUND([.R10]+[.S10]/60;3)" office:value-type="float" office:value="77.849999999999994">
            <text:p>77.85</text:p>
          </table:table-cell>
          <table:table-cell table:style-name="ACE-3" table:formula="of:=ROUND(-([.T10]+[.U10]/60);3)" office:value-type="float" office:value="-17.683">
            <text:p>−17.683</text:p>
          </table:table-cell>
          <table:table-cell table:style-name="ACE-3" table:formula="of:=6955+550" office:value-type="float" office:value="7505">
            <text:p>750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Whale rib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.5">
            <text:p>19.5</text:p>
          </table:table-cell>
          <table:table-cell table:style-name="ACE-8" table:formula="of:=IF(ABS([.M10])&gt;50;10;IF([.M10]&lt;5;1;[.M10]*0.20000000000000001))" office:value-type="float" office:value="3.9000000000000004">
            <text:p>3.9</text:p>
          </table:table-cell>
          <table:table-cell table:style-name="ACE-8" table:formula="of:=IF(ABS([.M10])&gt;50;10;IF([.M10]&lt;5;1;[.M10]*0.20000000000000001))" office:value-type="float" office:value="3.9000000000000004">
            <text:p>3.9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41">
            <text:p>4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8</text:p>
          </table:table-cell>
          <table:table-cell table:style-name="ACE-3" table:formula="of:=ROUND([.R11]+[.S11]/60;3)" office:value-type="float" office:value="77.266999999999996">
            <text:p>77.267</text:p>
          </table:table-cell>
          <table:table-cell table:style-name="ACE-3" table:formula="of:=ROUND(-([.T11]+[.U11]/60);3)" office:value-type="float" office:value="-19.466999999999999">
            <text:p>−19.467</text:p>
          </table:table-cell>
          <table:table-cell table:style-name="ACE-3" table:formula="of:=7240+550" office:value-type="float" office:value="7790">
            <text:p>779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8" table:formula="of:=IF(ABS([.M11])&gt;50;10;IF([.M11]&lt;5;1;[.M11]*0.20000000000000001))" office:value-type="float" office:value="3.6000000000000001">
            <text:p>3.6</text:p>
          </table:table-cell>
          <table:table-cell table:style-name="ACE-8" table:formula="of:=IF(ABS([.M11])&gt;50;10;IF([.M11]&lt;5;1;[.M11]*0.20000000000000001))" office:value-type="float" office:value="3.6000000000000001">
            <text:p>3.6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8">
            <text:p>2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69</text:p>
          </table:table-cell>
          <table:table-cell table:style-name="ACE-3" table:formula="of:=ROUND([.R12]+[.S12]/60;3)" office:value-type="float" office:value="77.266999999999996">
            <text:p>77.267</text:p>
          </table:table-cell>
          <table:table-cell table:style-name="ACE-3" table:formula="of:=ROUND(-([.T12]+[.U12]/60);3)" office:value-type="float" office:value="-19.466999999999999">
            <text:p>−19.467</text:p>
          </table:table-cell>
          <table:table-cell table:style-name="ACE-3" table:formula="of:=7755+550" office:value-type="float" office:value="8305">
            <text:p>830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8" table:formula="of:=IF(ABS([.M12])&gt;50;10;IF([.M12]&lt;5;1;[.M12]*0.20000000000000001))" office:value-type="float" office:value="7">
            <text:p>7.0</text:p>
          </table:table-cell>
          <table:table-cell table:style-name="ACE-8" table:formula="of:=IF(ABS([.M12])&gt;50;10;IF([.M12]&lt;5;1;[.M12]*0.20000000000000001))" office:value-type="float" office:value="7">
            <text:p>7.0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7">
            <text:p>7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8">
            <text:p>2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70</text:p>
          </table:table-cell>
          <table:table-cell table:style-name="ACE-3" table:formula="of:=ROUND([.R13]+[.S13]/60;3)" office:value-type="float" office:value="76.933000000000007">
            <text:p>76.933</text:p>
          </table:table-cell>
          <table:table-cell table:style-name="ACE-3" table:formula="of:=ROUND(-([.T13]+[.U13]/60);3)" office:value-type="float" office:value="-20.050000000000001">
            <text:p>−20.05</text:p>
          </table:table-cell>
          <table:table-cell table:style-name="ACE-3" table:formula="of:=7930+550" office:value-type="float" office:value="8480">
            <text:p>848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Mya truncata, Hiatella arctic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7">
            <text:p>37</text:p>
          </table:table-cell>
          <table:table-cell table:style-name="ACE-8" table:formula="of:=IF(ABS([.M13])&gt;50;10;IF([.M13]&lt;5;1;[.M13]*0.20000000000000001))" office:value-type="float" office:value="7.4000000000000004">
            <text:p>7.4</text:p>
          </table:table-cell>
          <table:table-cell table:style-name="ACE-8" table:formula="of:=IF(ABS([.M13])&gt;50;10;IF([.M13]&lt;5;1;[.M13]*0.20000000000000001))" office:value-type="float" office:value="7.4000000000000004">
            <text:p>7.4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71</text:p>
          </table:table-cell>
          <table:table-cell table:style-name="ACE-3" table:formula="of:=ROUND([.R14]+[.S14]/60;3)" office:value-type="float" office:value="76.933000000000007">
            <text:p>76.933</text:p>
          </table:table-cell>
          <table:table-cell table:style-name="ACE-3" table:formula="of:=ROUND(-([.T14]+[.U14]/60);3)" office:value-type="float" office:value="-20.050000000000001">
            <text:p>−20.05</text:p>
          </table:table-cell>
          <table:table-cell table:style-name="ACE-3" table:formula="of:=7490+550" office:value-type="float" office:value="8040">
            <text:p>8040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8" table:formula="of:=IF(ABS([.M14])&gt;50;10;IF([.M14]&lt;5;1;[.M14]*0.20000000000000001))" office:value-type="float" office:value="3.6000000000000001">
            <text:p>3.6</text:p>
          </table:table-cell>
          <table:table-cell table:style-name="ACE-8" table:formula="of:=IF(ABS([.M14])&gt;50;10;IF([.M14]&lt;5;1;[.M14]*0.20000000000000001))" office:value-type="float" office:value="3.6000000000000001">
            <text:p>3.6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9372</text:p>
          </table:table-cell>
          <table:table-cell table:style-name="ACE-3" table:formula="of:=ROUND([.R15]+[.S15]/60;3)" office:value-type="float" office:value="76.849999999999994">
            <text:p>76.85</text:p>
          </table:table-cell>
          <table:table-cell table:style-name="ACE-3" table:formula="of:=ROUND(-([.T15]+[.U15]/60);3)" office:value-type="float" office:value="-19.949999999999999">
            <text:p>−19.95</text:p>
          </table:table-cell>
          <table:table-cell table:style-name="ACE-3" table:formula="of:=7715+550" office:value-type="float" office:value="8265">
            <text:p>826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, Hiatella arctica</text:p>
          </table:table-cell>
          <table:table-cell table:number-columns-repeated="3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3">
            <text:p>23</text:p>
          </table:table-cell>
          <table:table-cell table:style-name="ACE-8" table:formula="of:=IF(ABS([.M15])&gt;50;10;IF([.M15]&lt;5;1;[.M15]*0.20000000000000001))" office:value-type="float" office:value="4.6000000000000005">
            <text:p>4.6</text:p>
          </table:table-cell>
          <table:table-cell table:style-name="ACE-8" table:formula="of:=IF(ABS([.M15])&gt;50;10;IF([.M15]&lt;5;1;[.M15]*0.20000000000000001))" office:value-type="float" office:value="4.6000000000000005">
            <text:p>4.6</text:p>
          </table:table-cell>
          <table:table-cell table:style-name="ACE-3" office:value-type="string">
            <text:p>Landvik1994</text:p>
          </table:table-cell>
          <table:table-cell table:style-name="ACE-3"/>
          <table:table-cell table:style-name="ACE-3" office:value-type="float" office:value="76">
            <text:p>7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57">
            <text:p>57</text:p>
          </table:table-cell>
          <table:table-cell table:number-columns-repeated="235" table:style-name="ACE-3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2">
          <gnm:selection gnm:start-col="1" gnm:start-row="2" gnm:end-col="1" gnm:end-row="14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9T09:29:39Z</dc:date>
    <meta:creation-date>2022-10-27T08:15:17Z</meta:creation-date>
    <meta:generator>gnumeric/1.12.46</meta:generator>
  </office:meta>
</office:document-meta>
</file>